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C000000A3BAA1F7A1.png" manifest:media-type="image/png"/>
  <manifest:file-entry manifest:full-path="Pictures/100000000000074900000906C02D776E.jpg" manifest:media-type="image/jpeg"/>
  <manifest:file-entry manifest:full-path="Pictures/10000201000001EA00000093BDFCC7D3.png" manifest:media-type="image/png"/>
  <manifest:file-entry manifest:full-path="Pictures/1000096B0000329F00000F2E02822784.svg" manifest:media-type="image/svg+xml"/>
  <manifest:file-entry manifest:full-path="Pictures/10000000000011DA00000CD388E4278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color="#ffffff" draw:textarea-vertical-align="middle" draw:color-mode="standard" draw:luminance="0%" draw:contrast="0%" draw:gamma="100%" draw:red="0%" draw:green="0%" draw:blue="0%" fo:clip="rect(4.339cm, 12.1cm, 8.68cm, 6.05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Ubuntu Medium" fo:font-size="44pt" style:font-size-asian="44pt" style:font-size-complex="44pt"/>
    </style:style>
    <style:style style:name="P3" style:family="paragraph">
      <style:text-properties style:font-name="Ubuntu Medium" fo:font-size="28pt" style:font-size-asian="28pt" style:font-size-complex="28pt"/>
    </style:style>
    <style:style style:name="T1" style:family="text">
      <style:text-properties style:font-name="Ubuntu Medium" fo:font-size="44pt" style:font-size-asian="44pt" style:font-size-complex="44pt"/>
    </style:style>
    <style:style style:name="T2" style:family="text">
      <style:text-properties style:font-name="Ubuntu Medium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text-style-name="P1" draw:layer="layout" svg:width="23.63cm" svg:height="16.978cm" svg:x="1.786cm" svg:y="2.768cm">
          <draw:image xlink:href="Pictures/10000000000011DA00000CD388E42784.jpg" xlink:type="simple" xlink:show="embed" xlink:actuate="onLoad">
            <text:p/>
          </draw:image>
        </draw:frame>
        <draw:custom-shape draw:style-name="gr2" draw:text-style-name="P1" draw:layer="layout" svg:width="3cm" svg:height="7.8cm" svg:x="24.8cm" svg:y="1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6.601cm" svg:height="1.979cm" svg:x="10.199cm" svg:y="1.021cm">
          <draw:image xlink:href="Pictures/1000096B0000329F00000F2E02822784.svg" xlink:type="simple" xlink:show="embed" xlink:actuate="onLoad">
            <text:p/>
          </draw:image>
          <draw:image xlink:href="Pictures/10000201000001EA00000093BDFCC7D3.png" xlink:type="simple" xlink:show="embed" xlink:actuate="onLoad"/>
        </draw:frame>
        <draw:frame draw:style-name="gr4" draw:text-style-name="P2" draw:layer="layout" svg:width="4.2cm" svg:height="1.999cm" svg:x="11cm" svg:y="17.8cm">
          <draw:text-box>
            <text:p text:style-name="P2"><text:span text:style-name="T1">10%</text:span></text:p>
          </draw:text-box>
        </draw:frame>
        <draw:frame draw:style-name="gr4" draw:text-style-name="P2" draw:layer="layout" svg:width="11.6cm" svg:height="1.999cm" draw:transform="rotate (1.5707963267949) translate (0.081cm 20.6cm)">
          <draw:text-box>
            <text:p text:style-name="P2"><text:span text:style-name="T1">open source</text:span></text:p>
          </draw:text-box>
        </draw:frame>
        <draw:frame draw:style-name="gr4" draw:text-style-name="P2" draw:layer="layout" svg:width="11.6cm" svg:height="1.999cm" draw:transform="rotate (1.5707963267949) translate (25.4cm 12.8cm)">
          <draw:text-box>
            <text:p text:style-name="P2"><text:span text:style-name="T1">open hardware</text:span></text:p>
          </draw:text-box>
        </draw:frame>
        <draw:frame draw:style-name="gr5" draw:text-style-name="P1" draw:layer="layout" svg:width="4.728cm" svg:height="5.857cm" svg:x="23.072cm" svg:y="14.943cm">
          <draw:image xlink:href="Pictures/100000000000074900000906C02D776E.jpg" xlink:type="simple" xlink:show="embed" xlink:actuate="onLoad">
            <text:p/>
          </draw:image>
        </draw:frame>
        <draw:frame draw:style-name="gr4" draw:text-style-name="P3" draw:layer="layout" svg:width="2.6cm" svg:height="1.365cm" draw:transform="rotate (1.5707963267949) translate (0.835cm 4cm)">
          <draw:text-box>
            <text:p text:style-name="P3"><text:span text:style-name="T2">60%</text:span></text:p>
          </draw:text-box>
        </draw:frame>
        <draw:frame draw:style-name="gr5" draw:text-style-name="P1" draw:layer="layout" svg:width="2.879cm" svg:height="2.728cm" svg:x="12cm" svg:y="9.072cm">
          <draw:image xlink:href="Pictures/10000201000000AC000000A3BAA1F7A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7T00:59:11.423158503</meta:creation-date>
    <dc:date>2014-05-07T01:40:20.184768335</dc:date>
    <meta:editing-duration>PT10M25S</meta:editing-duration>
    <meta:editing-cycles>1</meta:editing-cycles>
    <meta:generator>LibreOffice/4.2.3.3$Linux_X86_64 LibreOffice_project/420m0$Build-3</meta:generator>
    <meta:document-statistic meta:object-count="32"/>
  </office:meta>
</office:document-meta>
</file>